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8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f4adb30"/>
    </style:style>
    <style:style style:name="P64" style:family="paragraph" style:parent-style-name="Standard">
      <style:text-properties officeooo:rsid="0dde9a1c" officeooo:paragraph-rsid="0f5bbe35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6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3ae219"/>
    </style:style>
    <style:style style:name="P69" style:family="paragraph" style:parent-style-name="Standard">
      <style:text-properties officeooo:paragraph-rsid="0f3d081d"/>
    </style:style>
    <style:style style:name="P70" style:family="paragraph" style:parent-style-name="Footnote">
      <style:text-properties officeooo:rsid="043ccc66" officeooo:paragraph-rsid="0f40045a"/>
    </style:style>
    <style:style style:name="P71" style:family="paragraph" style:parent-style-name="Footnote">
      <style:text-properties officeooo:rsid="043ccc66" officeooo:paragraph-rsid="0f4dc0dc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4cd335"/>
    </style:style>
    <style:style style:name="P74" style:family="paragraph" style:parent-style-name="Standard">
      <style:text-properties officeooo:paragraph-rsid="0f6ac771"/>
    </style:style>
    <style:style style:name="P75" style:family="paragraph" style:parent-style-name="Standard">
      <style:text-properties officeooo:paragraph-rsid="0f6bda9d"/>
    </style:style>
    <style:style style:name="P76" style:family="paragraph" style:parent-style-name="Standard">
      <style:text-properties officeooo:paragraph-rsid="0f6d3852"/>
    </style:style>
    <style:style style:name="P77" style:family="paragraph" style:parent-style-name="Standard">
      <style:text-properties officeooo:paragraph-rsid="0f6d4ef8"/>
    </style:style>
    <style:style style:name="P78" style:family="paragraph" style:parent-style-name="Standard">
      <style:paragraph-properties fo:text-align="center" style:justify-single-word="false"/>
      <style:text-properties officeooo:paragraph-rsid="0cc50ec9"/>
    </style:style>
    <style:style style:name="P79" style:family="paragraph" style:parent-style-name="Standard">
      <style:paragraph-properties fo:text-align="center" style:justify-single-word="false"/>
      <style:text-properties officeooo:paragraph-rsid="0f6ac771"/>
    </style:style>
    <style:style style:name="P80" style:family="paragraph" style:parent-style-name="Standard">
      <style:paragraph-properties fo:text-align="center" style:justify-single-word="false"/>
      <style:text-properties officeooo:paragraph-rsid="0daef67d"/>
    </style:style>
    <style:style style:name="P81" style:family="paragraph" style:parent-style-name="Standard">
      <style:paragraph-properties fo:text-align="center" style:justify-single-word="false"/>
      <style:text-properties officeooo:paragraph-rsid="0db0d4d1"/>
    </style:style>
    <style:style style:name="P82" style:family="paragraph" style:parent-style-name="Standard">
      <style:paragraph-properties fo:text-align="center" style:justify-single-word="false"/>
      <style:text-properties officeooo:paragraph-rsid="0daa4aef"/>
    </style:style>
    <style:style style:name="P83" style:family="paragraph" style:parent-style-name="Standard">
      <style:paragraph-properties fo:text-align="center" style:justify-single-word="false"/>
      <style:text-properties officeooo:paragraph-rsid="0f7a4390"/>
    </style:style>
    <style:style style:name="P84" style:family="paragraph" style:parent-style-name="Standard">
      <style:paragraph-properties fo:text-align="center" style:justify-single-word="false"/>
      <style:text-properties officeooo:paragraph-rsid="0eb4913f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04757"/>
    </style:style>
    <style:style style:name="P88" style:family="paragraph" style:parent-style-name="Standard">
      <style:paragraph-properties fo:text-align="center" style:justify-single-word="false"/>
      <style:text-properties officeooo:paragraph-rsid="0dce9327"/>
    </style:style>
    <style:style style:name="P89" style:family="paragraph" style:parent-style-name="Footnote">
      <style:text-properties officeooo:paragraph-rsid="0fa0ab6e"/>
    </style:style>
    <style:style style:name="P90" style:family="paragraph" style:parent-style-name="Standard">
      <style:text-properties officeooo:paragraph-rsid="0fc8e1b1"/>
    </style:style>
    <style:style style:name="P91" style:family="paragraph" style:parent-style-name="Footnote">
      <style:text-properties officeooo:paragraph-rsid="0fd38088"/>
    </style:style>
    <style:style style:name="P92" style:family="paragraph" style:parent-style-name="Footnote">
      <style:text-properties officeooo:paragraph-rsid="0fde5261" fo:background-color="transparent"/>
    </style:style>
    <style:style style:name="P93" style:family="paragraph" style:parent-style-name="Standard">
      <style:text-properties officeooo:paragraph-rsid="0fdfc605"/>
    </style:style>
    <style:style style:name="P94" style:family="paragraph" style:parent-style-name="Standard">
      <style:text-properties officeooo:paragraph-rsid="0ff09601"/>
    </style:style>
    <style:style style:name="P95" style:family="paragraph" style:parent-style-name="Footnote">
      <style:text-properties officeooo:paragraph-rsid="0ff65840"/>
    </style:style>
    <style:style style:name="P96" style:family="paragraph" style:parent-style-name="Footnote">
      <style:text-properties fo:language="en" fo:country="GB" officeooo:rsid="0e83c34e" officeooo:paragraph-rsid="0f40045a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text-properties fo:language="en" fo:country="GB" officeooo:paragraph-rsid="0cb27039"/>
    </style:style>
    <style:style style:name="P103" style:family="paragraph" style:parent-style-name="Standard">
      <style:text-properties fo:language="en" fo:country="GB" officeooo:paragraph-rsid="0ffbe4c4"/>
    </style:style>
    <style:style style:name="P104" style:family="paragraph" style:parent-style-name="Standard">
      <style:text-properties fo:language="en" fo:country="GB" officeooo:rsid="0ffe4df5" officeooo:paragraph-rsid="0ffe4df5"/>
    </style:style>
    <style:style style:name="P105" style:family="paragraph" style:parent-style-name="Standard">
      <style:text-properties fo:language="en" fo:country="GB" officeooo:rsid="0dde9a1c" officeooo:paragraph-rsid="0ffe4df5"/>
    </style:style>
    <style:style style:name="P106" style:family="paragraph" style:parent-style-name="Standard">
      <style:paragraph-properties fo:text-align="center" style:justify-single-word="false"/>
      <style:text-properties officeooo:paragraph-rsid="0cc50ec9"/>
    </style:style>
    <style:style style:name="P107" style:family="paragraph" style:parent-style-name="Standard">
      <style:text-properties officeooo:paragraph-rsid="0f4adb30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3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3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4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language="en" fo:country="GB"/>
    </style:style>
    <style:style style:name="T28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3" style:family="text">
      <style:text-properties fo:language="en" fo:country="GB" officeooo:rsid="0f28d107"/>
    </style:style>
    <style:style style:name="T284" style:family="text">
      <style:text-properties fo:language="en" fo:country="GB" officeooo:rsid="0fed6741"/>
    </style:style>
    <style:style style:name="T285" style:family="text">
      <style:text-properties officeooo:rsid="0f981b1c"/>
    </style:style>
    <style:style style:name="T286" style:family="text">
      <style:text-properties style:font-name="Liberation Mono" fo:font-size="8pt" style:font-size-asian="8pt" style:font-size-complex="8pt" loext:padding="0.049cm" loext:border="0.31pt solid #000000"/>
    </style:style>
    <style:style style:name="T287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officeooo:rsid="0fff82c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7"><text:span text:style-name="Strong_20_Emphasis"><text:span text:style-name="T156">Checklist for installing </text:span>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Strong_20_Emphasis"><text:span text:style-name="T157"><text:user-field-get text:name="Version">22.04</text:user-field-get></text:span></text:span><text:span text:style-name="Strong_20_Emphasis"><text:span text:style-name="T157"><text:s/></text:span></text:span><text:span text:style-name="Strong_20_Emphasis"><text:span text:style-name="T162">LTS</text:span></text:span><text:span text:style-name="Strong_20_Emphasis"><text:span text:style-name="T158"><text:note text:id="ftn1" text:note-class="footnote"><text:note-citation>1</text:note-citation><text:note-body><text:p text:style-name="P95"><text:span text:style-name="T288">LTS stands for Long-Term Support, and this April </text:span><text:span text:style-name="Strong_20_Emphasis"><text:span text:style-name="T296"><text:user-field-get style:data-style-name="N0" text:name="Releaseyear">2022</text:user-field-get></text:span></text:span><text:span text:style-name="T289"><text:s/></text:span><text:span text:style-name="Strong_20_Emphasis"><text:span text:style-name="T292"><text:user-field-get text:name="Distro">Ubuntu</text:user-field-get></text:span></text:span><text:span text:style-name="T290"><text:s/></text:span><text:span text:style-name="T293"><text:user-field-get text:name="Version">22.04</text:user-field-get></text:span><text:span text:style-name="T293"><text:s/></text:span><text:span text:style-name="T294">LTS</text:span><text:span text:style-name="T293"> </text:span><text:span text:style-name="Strong_20_Emphasis"><text:span text:style-name="T295"><text:user-field-get text:name="Edition">Desktop</text:user-field-get></text:span></text:span><text:span text:style-name="T288"><text:s/>(codename jammy) will be supported for 5 years until April 2027, and with an Ubuntu </text:span><text:span text:style-name="T291">P</text:span><text:span text:style-name="T288">ro subscription (free for personal use) for 12 years until April 2034.</text:span></text:p></text:note-body></text:note></text:span></text:span><text:span text:style-name="Strong_20_Emphasis"><text:span text:style-name="T159"> </text:span></text:span><text:span text:style-name="Strong_20_Emphasis"><text:span text:style-name="T160"><text:user-field-get text:name="Edition">Desktop</text:user-field-get></text:span></text:span><text:span text:style-name="Strong_20_Emphasis"><text:span text:style-name="T161">.</text:span></text:span></text:p>
      <text:p text:style-name="P20"/>
      <text:p text:style-name="P10"><text:span text:style-name="T178">Fill in the </text:span><text:span text:style-name="Strong_20_Emphasis"><text:span text:style-name="T65">text box</text:span></text:span><text:span text:style-name="T178"> behind the </text:span><text:span text:style-name="T187">underlined</text:span><text:span text:style-name="T179"> </text:span><text:span text:style-name="T178">words, see [explanation]:</text:span></text:p>
      <text:p text:style-name="P8"><text:span text:style-name="Definition"><text:span text:style-name="T282">user</text:span></text:span><text:span text:style-name="T234"><text:tab/><text:tab/></text:span><text:span text:style-name="T244"> <text:tab/><text:tab/><text:tab/> </text:span><text:span text:style-name="T235"><draw:control text:anchor-type="as-char" svg:y="-0.4cm" draw:z-index="5" draw:name="Gebruiker" draw:style-name="gr2" draw:text-style-name="P110" svg:width="6.4cm" svg:height="0.6cm" draw:control="control6"><svg:title>Gebruiker</svg:title><svg:desc>Volledige naam, bijv. Jan Stek</svg:desc></draw:control></text:span><text:span text:style-name="T235"><text:s text:c="2"/></text:span><text:span text:style-name="T236">[</text:span><text:span text:style-name="T243">F</text:span><text:span text:style-name="T237">ull </text:span><text:span text:style-name="T245">na</text:span><text:span text:style-name="T247">me,</text:span><text:span text:style-name="T245"> </text:span><text:span text:style-name="T247">e.g.</text:span><text:span text:style-name="T245"> </text:span><text:span text:style-name="T246">J</text:span><text:span text:style-name="T249">ohn Doe</text:span><text:span text:style-name="T252">]</text:span></text:p>
      <text:p text:style-name="P67"><text:span text:style-name="Definition"><text:span text:style-name="T251">USER</text:span></text:span><text:span text:style-name="Definition"><text:span text:style-name="T281">na</text:span></text:span><text:span text:style-name="Definition"><text:span text:style-name="T283">me</text:span></text:span><text:span text:style-name="T250"><text:tab/><text:tab/><text:tab/> </text:span><text:span text:style-name="T250"><draw:control text:anchor-type="as-char" svg:y="-0.4cm" draw:z-index="14" draw:name="Gberuikersnaam 2" draw:style-name="gr2" draw:text-style-name="P110" svg:width="6.4cm" svg:height="0.6cm" draw:control="control15"><svg:title>Gebruikersnaam</svg:title><svg:desc>Korte naam, bijv. jan</svg:desc></draw:control></text:span><text:span text:style-name="T250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9">j</text:span><text:span text:style-name="T171">oh</text:span><text:span text:style-name="T169">n</text:span><text:span text:style-name="T170">]</text:span></text:p>
      <text:p text:style-name="P7"><text:span text:style-name="Definition"><text:span text:style-name="T281">COMPUTERNA</text:span></text:span><text:span text:style-name="Definition"><text:span text:style-name="T283">me</text:span></text:span><text:span text:style-name="T253"><text:tab/> </text:span><text:span text:style-name="T281"><draw:control text:anchor-type="as-char" svg:y="-0.4cm" draw:z-index="6" draw:name="Computernaam" draw:style-name="gr2" draw:text-style-name="P110" svg:width="6.4cm" svg:height="0.6cm" draw:control="control7"><svg:title>Computernaam</svg:title><svg:desc>Unieke naam van de computer</svg:desc></draw:control></text:span><text:span text:style-name="T281"><text:s text:c="2"/></text:span><text:span text:style-name="T254">[</text:span><text:span text:style-name="T260">N</text:span><text:span text:style-name="T255">a</text:span><text:span text:style-name="T259">me of the</text:span><text:span text:style-name="T255"> compute</text:span><text:span text:style-name="T256">r, </text:span><text:span text:style-name="T259">e.g.</text:span><text:span text:style-name="T257"> </text:span><text:span text:style-name="T258">pc02</text:span><text:span text:style-name="T254">]</text:span></text:p>
      <text:p text:style-name="P11"><text:span text:style-name="Definition"><text:span text:style-name="T262">USER</text:span></text:span><text:span text:style-name="T261"><text:tab/><text:tab/></text:span><text:span text:style-name="T244"> <text:tab/><text:tab/><text:tab/> </text:span><text:span text:style-name="T235"><draw:control text:anchor-type="as-char" svg:y="-0.4cm" draw:z-index="11" draw:name="Gebruiker 1" draw:style-name="gr2" draw:text-style-name="P110" svg:width="6.4cm" svg:height="0.6cm" draw:control="control12"><svg:title>Gebruiker</svg:title><svg:desc>Volledige naam, bijv. Jan Stek</svg:desc></draw:control></text:span><text:span text:style-name="T235"><text:s text:c="2"/></text:span><text:span text:style-name="T236">[</text:span><text:span text:style-name="T243">F</text:span><text:span text:style-name="T238">ull </text:span><text:span text:style-name="T239">na</text:span><text:span text:style-name="T240">me</text:span><text:span text:style-name="T239"> possibly </text:span><text:span text:style-name="T242">2</text:span><text:span text:style-name="T275">nd</text:span><text:span text:style-name="T242"> </text:span><text:span text:style-name="T241">user</text:span><text:span text:style-name="T248">]</text:span></text:p>
      <text:p text:style-name="P93"><text:span text:style-name="Definition"><text:span text:style-name="T262">USERN</text:span></text:span><text:span text:style-name="Definition"><text:span text:style-name="T263">a</text:span></text:span><text:span text:style-name="Definition"><text:span text:style-name="T264">me</text:span></text:span><text:span text:style-name="Definition"><text:span text:style-name="T269"><text:tab/><text:tab/><text:tab/> </text:span></text:span><text:span text:style-name="T250"><draw:control text:anchor-type="as-char" svg:y="-0.4cm" draw:z-index="12" draw:name="Gberuikersnaam 1" draw:style-name="gr2" draw:text-style-name="P110" svg:width="6.4cm" svg:height="0.6cm" draw:control="control13"><svg:title>Gebruikersnaam</svg:title><svg:desc>Korte naam, bijv. jan</svg:desc></draw:control></text:span><text:span text:style-name="T250"><text:s text:c="2"/></text:span><text:span text:style-name="T266">[</text:span><text:span text:style-name="T268">U</text:span><text:span text:style-name="T267">ser</text:span><text:span text:style-name="T265"> </text:span><text:span text:style-name="T271">na</text:span><text:span text:style-name="T272">me</text:span><text:span text:style-name="T271"> possibly </text:span><text:span text:style-name="T274">2</text:span><text:span text:style-name="T276">nd</text:span><text:span text:style-name="T274"> </text:span><text:span text:style-name="T273">user</text:span><text:span text:style-name="T270">]</text:span></text:p>
      <text:p text:style-name="P9"><text:span text:style-name="T172">Replace the </text:span><text:span text:style-name="T186">underlined</text:span><text:span text:style-name="T172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72">.</text:span></text:p>
      <text:p text:style-name="P51"/>
      <text:p text:style-name="P51"/>
      <text:p text:style-name="P6"><text:span text:style-name="T182">Not yet on Linux?</text:span><text:span text:style-name="T173"><text:tab/></text:span><text:span text:style-name="T180"><text:tab/></text:span><text:span text:style-name="T181">Use</text:span><text:span text:style-name="T174"> </text:span><text:span text:style-name="Strong_20_Emphasis"><text:span text:style-name="T184">Checklist </text:span></text:span><text:span text:style-name="Strong_20_Emphasis"><text:span text:style-name="T185">transfer</text:span></text:span><text:span text:style-name="T174"> o</text:span><text:span text:style-name="T177">n</text:span><text:span text:style-name="T174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5"> </text:span><text:span text:style-name="T177">u</text:span><text:span text:style-name="T175">nder </text:span><text:span text:style-name="T183">Linux</text:span><text:span text:style-name="T176">.</text:span></text:p>
      <text:p text:style-name="P44"><text:span text:style-name="T200">New installation?</text:span><text:span text:style-name="T202"><text:tab/></text:span><text:span text:style-name="T204"></text:span><text:span text:style-name="T205"><text:tab/>Start at chapter</text:span><text:span text:style-name="T202"> </text:span><text:span text:style-name="T200"><text:bookmark-ref text:reference-format="page" text:ref-name="__RefNumPara__4009_1271708128">2</text:bookmark-ref></text:span><text:span text:style-name="T202"><text:s text:c="2"/></text:span><text:span text:style-name="T201"><text:bookmark-ref text:reference-format="text" text:ref-name="__RefNumPara__4009_1271708128">Perform installation</text:bookmark-ref></text:span><text:span text:style-name="T203">.</text:span></text:p>
      <text:p text:style-name="P27"/>
      <text:p text:style-name="P27"/>
      <text:list xml:id="list3452667260" text:style-name="L1">
        <text:list-item>
          <text:p text:style-name="P99"><text:bookmark-start text:name="__RefNumPara__4083_1271708128"/>Prepar<text:span text:style-name="T285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68"><draw:control text:anchor-type="as-char" draw:z-index="9" draw:name="Vorm3_0" draw:style-name="gr1" draw:text-style-name="P109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68"><draw:control text:anchor-type="as-char" draw:z-index="18" draw:name="Vorm3_ 1" draw:style-name="gr1" draw:text-style-name="P109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0"><text:span text:style-name="User_20_Entry"><text:span text:style-name="T113">Login any additional </text:span></text:span><text:span text:style-name="Definition"><text:span text:style-name="T280">USER</text:span></text:span><text:span text:style-name="User_20_Entry"><text:span text:style-name="T117">s</text:span></text:span><text:span text:style-name="User_20_Entry"><text:span text:style-name="T120">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69"><draw:control text:anchor-type="as-char" draw:z-index="0" draw:name="Vorm4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4" office:value-type="string">
            <text:p text:style-name="P74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41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6">Super</text:span> key is the Windows key, Command key (Apple), or Magnifier key<text:span text:style-name="T197"> </text:span><text:span text:style-name="T198">(Chromebook)</text:span><text:span text:style-name="T197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68"><text:span text:style-name="T13">Type these two commands, each followed by the</text:span><text:span text:style-name="Strong_20_Emphasis"><text:span text:style-name="T44"> </text:span></text:span><text:span text:style-name="Strong_20_Emphasis"><text:span text:style-name="T142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6" office:value-type="string">
            <text:p text:style-name="P76"><text:span text:style-name="User_20_Entry"><text:span text:style-name="T1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7" office:value-type="string">
            <text:p text:style-name="P76"><text:span text:style-name="User_20_Entry"><text:span text:style-name="T1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69"><draw:control text:anchor-type="as-char" draw:z-index="1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9"><draw:control text:anchor-type="as-char" draw:z-index="19" draw:name="Vorm 3" draw:style-name="gr1" draw:text-style-name="P109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9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1" office:value-type="string">
            <text:p text:style-name="P74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41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2" office:value-type="string">
            <text:p text:style-name="P61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3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</table:table>
      <text:p text:style-name="P16"/>
      <text:list xml:id="list83349351804122" text:continue-numbering="true" text:style-name="L1">
        <text:list-item>
          <text:p text:style-name="P10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9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188">Boot the computer from</text:span><text:span text:style-name="T196"><text:note text:id="ftn5" text:note-class="footnote"><text:note-citation>1</text:note-citation><text:note-body><text:p text:style-name="P92"><text:span text:style-name="T121">Boot menu/Setup via one of the </text:span><text:span text:style-name="T122">f</text:span><text:span text:style-name="T121">requently used keys:</text:span> <text:span text:style-name="T287">Esc</text:span><text:span text:style-name="T281">, </text:span><text:span text:style-name="T287">Delete</text:span><text:span text:style-name="T281">, </text:span><text:span text:style-name="T287">F1</text:span><text:span text:style-name="T281">, </text:span><text:span text:style-name="T287">F2</text:span><text:span text:style-name="T281">, </text:span><text:span text:style-name="T287">F9</text:span><text:span text:style-name="T281">, </text:span><text:span text:style-name="T287">F10</text:span><text:span text:style-name="T281">, </text:span><text:span text:style-name="T287">F11</text:span><text:span text:style-name="T281">, </text:span><text:span text:style-name="T284">or </text:span><text:span text:style-name="T287">F12</text:span><text:span text:style-name="T281">.</text:span></text:p></text:note-body></text:note></text:span><text:span text:style-name="T188"> an</text:span><text:span text:style-name="T192"> </text:span><text:span text:style-name="Strong_20_Emphasis"><text:span text:style-name="T165"><text:user-field-get text:name="Distro">Ubuntu</text:user-field-get></text:span></text:span><text:span text:style-name="T195"><text:s/></text:span><text:span text:style-name="T166"><text:user-field-get text:name="Version">22.04</text:user-field-get></text:span><text:span text:style-name="T166"><text:s/></text:span><text:span text:style-name="T167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89"><text:span text:style-name="T18">From a Live USB stick you can boot and work with </text:span><text:span text:style-name="Strong_20_Emphasis"><text:span text:style-name="T199"><text:user-field-get text:name="Distro">Ubuntu</text:user-field-get></text:span></text:span><text:span text:style-name="Strong_20_Emphasis"><text:span text:style-name="T199"><text:s/></text:span></text:span><text:span text:style-name="T18">without modifying any files on the hard drive and also allows installation of </text:span><text:span text:style-name="Strong_20_Emphasis"><text:span text:style-name="T199"><text:user-field-get text:name="Distro">Ubuntu</text:user-field-get></text:span></text:span><text:span text:style-name="Strong_20_Emphasis"><text:span text:style-name="T199">.</text:span></text:span></text:p></text:note-body></text:note></text:span><text:span text:style-name="T188"> USB stick</text:span><text:span text:style-name="T91"><text:note text:id="ftn7" text:note-class="footnote"><text:note-citation>3</text:note-citation><text:note-body><text:p text:style-name="P91"><text:span text:style-name="Strong_20_Emphasis"><text:span text:style-name="T114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7">ubuntu.com</text:span></text:span></text:a><text:span text:style-name="Strong_20_Emphasis"><text:span text:style-name="T115">,</text:span></text:span><text:span text:style-name="Strong_20_Emphasis"><text:span text:style-name="T114"> click </text:span></text:span><text:span text:style-name="Strong_20_Emphasis"><text:span text:style-name="T116">consecutively </text:span></text:span><text:span text:style-name="Strong_20_Emphasis"><text:span text:style-name="T119">Download</text:span></text:span><text:span text:style-name="Strong_20_Emphasis"><text:span text:style-name="T116"> &gt; </text:span></text:span><text:span text:style-name="Strong_20_Emphasis"><text:span text:style-name="T119">Get </text:span></text:span><text:span text:style-name="Strong_20_Emphasis"><text:span text:style-name="T118"><text:user-field-get text:name="Distro">Ubuntu</text:user-field-get></text:span></text:span><text:span text:style-name="Strong_20_Emphasis"><text:span text:style-name="T118"><text:s/></text:span></text:span><text:span text:style-name="Strong_20_Emphasis"><text:span text:style-name="T118"><text:user-field-get text:name="Edition">Desktop</text:user-field-get></text:span></text:span><text:span text:style-name="Strong_20_Emphasis"><text:span text:style-name="T114"><text:s/>&gt; </text:span></text:span><text:span text:style-name="Strong_20_Emphasis"><text:span text:style-name="T119">Download </text:span></text:span><text:span text:style-name="Strong_20_Emphasis"><text:span text:style-name="T118"><text:user-field-get text:name="Version">22.04</text:user-field-get></text:span></text:span><text:span text:style-name="Strong_20_Emphasis"><text:span text:style-name="T118">….</text:span></text:span><text:span text:style-name="Strong_20_Emphasis"><text:span text:style-name="T114"><text:line-break/></text:span></text:span><text:span text:style-name="Strong_20_Emphasis"><text:span text:style-name="T123">The next steps are described in </text:span></text:span><text:span text:style-name="Strong_20_Emphasis"><text:span text:style-name="T124">Linux informati</text:span></text:span><text:span text:style-name="Strong_20_Emphasis"><text:span text:style-name="T125">on</text:span></text:span><text:span text:style-name="Strong_20_Emphasis"><text:span text:style-name="T12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8">karelzimmer.nl</text:span></text:span></text:a><text:span text:style-name="Strong_20_Emphasis"><text:span text:style-name="T123">, under </text:span></text:span><text:span text:style-name="Strong_20_Emphasis"><text:span text:style-name="T124">Linux</text:span></text:span><text:span text:style-name="Strong_20_Emphasis"><text:span text:style-name="T123">.</text:span></text:span></text:p></text:note-body></text:note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2" office:value-type="string">
            <text:p text:style-name="P25"><text:span text:style-name="T168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69"><draw:control text:anchor-type="as-char" draw:z-index="15" draw:name="Vorm 5" draw:style-name="gr1" draw:text-style-name="P109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90">C</text:span><text:span text:style-name="T191">lick</text:span><text:span text:style-name="T190"> </text:span><text:span text:style-name="T194">In</text:span><text:span text:style-name="T193">stall Ubuntu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2"><text:span text:style-name="Strong_20_Emphasis"><text:span text:style-name="T135">Follow the instructions on the </text:span></text:span><text:span text:style-name="Strong_20_Emphasis"><text:span text:style-name="T136">installation </text:span></text:span><text:span text:style-name="Strong_20_Emphasis"><text:span text:style-name="T135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38"><draw:control text:anchor-type="as-char" draw:z-index="13" draw:name="Vorm 1" draw:style-name="gr1" draw:text-style-name="P109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4">At</text:span><text:span text:style-name="T220"> </text:span><text:span text:style-name="T226">Who are you?</text:span><text:span text:style-name="Strong_20_Emphasis"><text:span text:style-name="T217">: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9" office:value-type="string">
            <text:p text:style-name="P14"><text:span text:style-name="Strong_20_Emphasis"><text:span text:style-name="T218">E</text:span></text:span><text:span text:style-name="T220">nter your </text:span><text:span text:style-name="T227">Your n</text:span><text:span text:style-name="T226">ame </text:span><text:span text:style-name="Definition"><text:span text:style-name="T14">USER</text:span></text:span><text:span text:style-name="Strong_20_Emphasis"><text:span text:style-name="T216">, <text:line-break/></text:span></text:span><text:span text:style-name="Strong_20_Emphasis"><text:span text:style-name="T222">Y</text:span></text:span><text:span text:style-name="Strong_20_Emphasis"><text:span text:style-name="T221">our computer</text:span></text:span><text:span text:style-name="Strong_20_Emphasis"><text:span text:style-name="T222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5">,<text:line-break/></text:span></text:span><text:span text:style-name="Strong_20_Emphasis"><text:span text:style-name="T223">Pick</text:span></text:span><text:span text:style-name="Strong_20_Emphasis"><text:span text:style-name="T221"> a username</text:span></text:span><text:span text:style-name="Strong_20_Emphasis"><text:span text:style-name="T215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5">, </text:span></text:span><text:span text:style-name="Strong_20_Emphasis"><text:span text:style-name="T219">and</text:span></text:span><text:span text:style-name="Strong_20_Emphasis"><text:span text:style-name="T215"><text:line-break/></text:span></text:span><text:span text:style-name="Strong_20_Emphasis"><text:span text:style-name="T214">enter a </text:span></text:span><text:span text:style-name="Strong_20_Emphasis"><text:span text:style-name="T225">password</text:span></text:span><text:span text:style-name="Strong_20_Emphasis"><text:span text:style-name="T214"> twice.</text:span></text:span></text:p>
          </table:table-cell>
        </table:table-row>
      </table:table>
      <text:p text:style-name="P54"><text:span text:style-name="Strong_20_Emphasis"><text:span text:style-name="T71"/></text:span></text:p>
      <text:list xml:id="list83348591921702" text:continue-numbering="true" text:style-name="L1">
        <text:list-item>
          <text:p text:style-name="P98"><text:span text:style-name="Strong_20_Emphasis"><text:span text:style-name="T89">Finish installation</text:span></text:span></text:p>
        </text:list-item>
      </text:list>
      <text:p text:style-name="P55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69"><draw:control text:anchor-type="as-char" draw:z-index="3" draw:name="Vorm24" draw:style-name="gr1" draw:text-style-name="P10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8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106"><draw:control text:anchor-type="as-char" draw:z-index="20" draw:name="Vorm4_ 1" draw:style-name="gr1" draw:text-style-name="P109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2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6"><text:span text:style-name="Strong_20_Emphasis"><text:span text:style-name="T144"><draw:control text:anchor-type="as-char" draw:z-index="22" draw:name="Vorm13_ 5" draw:style-name="gr1" draw:text-style-name="P109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8"><text:span text:style-name="Strong_20_Emphasis"><text:span text:style-name="T144">Add any additional </text:span></text:span><text:span text:style-name="Strong_20_Emphasis"><text:span text:style-name="T153">user</text:span></text:span><text:span text:style-name="Strong_20_Emphasis"><text:span text:style-name="T144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48"/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41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12"><text:note text:id="ftn8" text:note-class="footnote"><text:note-citation>1</text:note-citation><text:note-body><text:p text:style-name="P52"><text:span text:style-name="T211">The </text:span><text:span text:style-name="T213">Super</text:span><text:span text:style-name="T211"> key is the Windows key, Command key (Apple), or Magnifier key </text:span><text:span text:style-name="T212">(Chromebook)</text:span><text:span text:style-name="T211">.</text:span></text:p></text:note-body></text:note></text:span></text:span><text:span text:style-name="Strong_20_Emphasis"><text:span text:style-name="T144">, typ </text:span></text:span><text:span text:style-name="Strong_20_Emphasis"><text:span text:style-name="T150">use</text:span></text:span><text:span text:style-name="Strong_20_Emphasis"><text:span text:style-name="T149">r</text:span></text:span><text:span text:style-name="Strong_20_Emphasis"><text:span text:style-name="T144"> and click behind </text:span></text:span><text:span text:style-name="Strong_20_Emphasis"><text:span text:style-name="T149">Settings</text:span></text:span><text:span text:style-name="Strong_20_Emphasis"><text:span text:style-name="T144"> on </text:span></text:span><text:span text:style-name="Strong_20_Emphasis"><text:span text:style-name="T149">Users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48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44">Click </text:span></text:span><text:span text:style-name="Strong_20_Emphasis"><text:span text:style-name="T149">Unlock</text:span></text:span><text:span text:style-name="Strong_20_Emphasis"><text:span text:style-name="T144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48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44">Click </text:span></text:span><text:span text:style-name="Strong_20_Emphasis"><text:span text:style-name="T149">Add</text:span></text:span><text:span text:style-name="Strong_20_Emphasis"><text:span text:style-name="T144"> </text:span></text:span><text:span text:style-name="Strong_20_Emphasis"><text:span text:style-name="T149">User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48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44">Choose </text:span></text:span><text:span text:style-name="Strong_20_Emphasis"><text:span text:style-name="T149">Account Type</text:span></text:span><text:span text:style-name="Strong_20_Emphasis"><text:span text:style-name="T144">, </text:span></text:span><text:span text:style-name="Strong_20_Emphasis"><text:span text:style-name="T149">Standard</text:span></text:span><text:span text:style-name="Strong_20_Emphasis"><text:span text:style-name="T144"> or </text:span></text:span><text:span text:style-name="Strong_20_Emphasis"><text:span text:style-name="T149">Admin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48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46">Enter</text:span></text:span><text:span text:style-name="Strong_20_Emphasis"><text:span text:style-name="T144"> </text:span></text:span><text:span text:style-name="Strong_20_Emphasis"><text:span text:style-name="T151">Name</text:span></text:span><text:span text:style-name="Strong_20_Emphasis"><text:span text:style-name="T145"> </text:span></text:span><text:span text:style-name="Strong_20_Emphasis"><text:span text:style-name="T154">user</text:span></text:span><text:span text:style-name="Strong_20_Emphasis"><text:span text:style-name="T145"> </text:span></text:span><text:span text:style-name="Strong_20_Emphasis"><text:span text:style-name="T146">and</text:span></text:span><text:span text:style-name="Strong_20_Emphasis"><text:span text:style-name="T145"> </text:span></text:span><text:span text:style-name="Strong_20_Emphasis"><text:span text:style-name="T151">Username</text:span></text:span><text:span text:style-name="Strong_20_Emphasis"><text:span text:style-name="T145"> </text:span></text:span><text:span text:style-name="Strong_20_Emphasis"><text:span text:style-name="T155">username</text:span></text:span><text:span text:style-name="Strong_20_Emphasis"><text:span text:style-name="T145">, </text:span></text:span><text:span text:style-name="Strong_20_Emphasis"><text:span text:style-name="T147">and click </text:span></text:span><text:span text:style-name="Strong_20_Emphasis"><text:span text:style-name="T152">Add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48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44">Close the </text:span></text:span><text:span text:style-name="Strong_20_Emphasis"><text:span text:style-name="T149">Users</text:span></text:span><text:span text:style-name="Strong_20_Emphasis"><text:span text:style-name="T144"> scre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8"><text:span text:style-name="Strong_20_Emphasis"><text:span text:style-name="T69"><draw:control text:anchor-type="as-char" draw:z-index="23" draw:name="Vorm4_ 3" draw:style-name="gr1" draw:text-style-name="P109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2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103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3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10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11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104">If updated software <text:span text:style-name="T298">is </text:span>available click <text:span text:style-name="T297">Install Now</text:span>.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105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9"><draw:control text:anchor-type="as-char" draw:z-index="7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2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9" office:value-type="string">
            <text:p text:style-name="P75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41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2"><text:span text:style-name="T15">Type these two commands, each followed by the</text:span><text:span text:style-name="Strong_20_Emphasis"><text:span text:style-name="T44"> </text:span></text:span><text:span text:style-name="Strong_20_Emphasis"><text:span text:style-name="T142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1" office:value-type="string">
            <text:p text:style-name="P77"><text:span text:style-name="User_20_Entry"><text:span text:style-name="T1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2" office:value-type="string">
            <text:p text:style-name="P77"><text:span text:style-name="User_20_Entry"><text:span text:style-name="T1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23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24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69"><draw:control text:anchor-type="as-char" draw:z-index="4" draw:name="Vorm37" draw:style-name="gr1" draw:text-style-name="P109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2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6" office:value-type="string">
            <text:p text:style-name="P94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41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3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55"><text:span text:style-name="Strong_20_Emphasis"><text:span text:style-name="T28"><text:tab/></text:span></text:span></text:p>
      <text:p text:style-name="P56"><text:span text:style-name="Strong_20_Emphasis"><text:span text:style-name="T48"/></text:span></text:p>
      <text:p text:style-name="P57"><text:span text:style-name="Strong_20_Emphasis"><text:span text:style-name="T45"/></text:span></text:p>
      <text:list xml:id="list83348622296947" text:continue-numbering="true" text:style-name="L1">
        <text:list-item>
          <text:p text:style-name="P101"><text:span text:style-name="Strong_20_Emphasis"><text:span text:style-name="T17">P</text:span></text:span><text:span text:style-name="Strong_20_Emphasis"><text:span text:style-name="T228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69"><draw:control text:anchor-type="as-char" draw:z-index="8" draw:name="Vorm40_0" draw:style-name="gr1" draw:text-style-name="P109" svg:width="0.35cm" svg:height="0.35cm" draw:control="control9"/></text:span></text:span></text:p>
          </table:table-cell>
          <table:table-cell table:style-name="Tabel2.A1" office:value-type="string">
            <text:p text:style-name="P87"><text:span text:style-name="Strong_20_Emphasis"><text:span text:style-name="T69"><draw:control text:anchor-type="as-char" draw:z-index="16" draw:name="Vorm40_ 1" draw:style-name="gr1" draw:text-style-name="P109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1"><text:span text:style-name="User_20_Entry"><text:span text:style-name="T127">Login any additional </text:span></text:span><text:span text:style-name="Definition"><text:span text:style-name="T279">USER</text:span></text:span><text:span text:style-name="User_20_Entry"><text:span text:style-name="T126">s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106"><draw:control text:anchor-type="as-char" draw:z-index="21" draw:name="Vorm4_ 2" draw:style-name="gr1" draw:text-style-name="P109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39">Follow the instructions on the </text:span></text:span><text:span text:style-name="Strong_20_Emphasis"><text:span text:style-name="T140">welcome screens</text:span></text:span><text:span text:style-name="Strong_20_Emphasis"><text:span text:style-name="T13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69"><draw:control text:anchor-type="as-char" draw:z-index="10" draw:name="Vorm40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69"><draw:control text:anchor-type="as-char" draw:z-index="17" draw:name="Vorm40_ 2" draw:style-name="gr1" draw:text-style-name="P109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26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41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3"><text:span text:style-name="T211">The </text:span><text:span text:style-name="T213">Super</text:span><text:span text:style-name="T211"> key is the Windows key, Command key (Apple), or Magnifier key </text:span><text:span text:style-name="T212">(Chromebook)</text:span><text:span text:style-name="T211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3">Install</text:span></text:span><text:span text:style-name="Strong_20_Emphasis"><text:span text:style-name="T134">ation</text:span></text:span><text:span text:style-name="Strong_20_Emphasis"><text:span text:style-name="T133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209">End of checklist,</text:span><text:span text:style-name="T210"> </text:span><text:span text:style-name="Strong_20_Emphasis"><text:span text:style-name="T163"><text:user-field-get text:name="Distro">Ubuntu</text:user-field-get></text:span></text:span><text:span text:style-name="T208"><text:s/></text:span><text:span text:style-name="T206"><text:user-field-get text:name="Version">22.04</text:user-field-get></text:span><text:span text:style-name="T206"><text:s/></text:span><text:span text:style-name="T207">LTS</text:span><text:span text:style-name="Strong_20_Emphasis"><text:span text:style-name="T164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9">installation is complete.</text:span></text:p>
      <text:p text:style-name="P19"/>
      <text:p text:style-name="P12"><text:span text:style-name="Emphasis"><text:span text:style-name="T231">Written</text:span></text:span><text:span text:style-name="Emphasis"><text:span text:style-name="T229"> </text:span></text:span><text:span text:style-name="Emphasis"><text:span text:style-name="T231">by</text:span></text:span><text:span text:style-name="Emphasis"><text:span text:style-name="T22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29">, </text:span></text:span><text:a xlink:type="simple" xlink:href="https://creativecommons.org/publicdomain/zero/1.0" text:style-name="Internet_20_link" text:visited-style-name="Visited_20_Internet_20_Link"><text:span text:style-name="Emphasis"><text:span text:style-name="T232">CC0 1.0 Universal</text:span></text:span></text:a><text:span text:style-name="Emphasis"><text:span text:style-name="T229">, </text:span></text:span><text:span text:style-name="Strong_20_Emphasis"><text:span text:style-name="T45"><text:user-field-get style:data-style-name="N0" text:name="Releaseyear">2022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4-03-10T08:33:48.248597681">2024</text:date></text:span></text:span><text:span text:style-name="Emphasis"><text:span text:style-name="T23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10T08:33:47.980998926">10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0T08:33:30.546115665</dc:date>
    <meta:keyword>Installatie</meta:keyword>
    <meta:keyword>Checklist</meta:keyword>
    <meta:keyword>Linux</meta:keyword>
    <meta:editing-cycles>6847</meta:editing-cycles>
    <meta:editing-duration>P12DT40M1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95" meta:word-count="628" meta:character-count="3905" meta:non-whitespace-character-count="3318"/>
    <meta:user-defined meta:name="Info 1"/>
    <meta:user-defined meta:name="Info 2"/>
    <meta:user-defined meta:name="Info 3"/>
    <meta:user-defined meta:name="Info 4"/>
  </office:meta>
</office:document-meta>
</file>